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 JP" svg:font-family="'IBM Plex Sans JP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游ゴシック" svg:font-family="游ゴシック" style:font-family-generic="swiss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3.0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019" table:default-cell-style-name="Default"/>
        <table:table-column table:style-name="co4" table:default-cell-style-name="ce3"/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formula="of:=6.19*1" office:value-type="float" office:value="6.19" calcext:value-type="float">
            <text:p>6.19</text:p>
          </table:table-cell>
          <table:table-cell table:formula="of:=74.44*1" office:value-type="float" office:value="74.44" calcext:value-type="float">
            <text:p>74.44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formula="of:=39.73*-1" office:value-type="float" office:value="-39.73" calcext:value-type="float">
            <text:p>-39.73</text:p>
          </table:table-cell>
          <table:table-cell table:formula="of:=128.14*1" office:value-type="float" office:value="128.14" calcext:value-type="float">
            <text:p>128.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228.37*-1" office:value-type="float" office:value="-228.37" calcext:value-type="float">
            <text:p>-228.37</text:p>
          </table:table-cell>
          <table:table-cell table:formula="of:=46.64*-1" office:value-type="float" office:value="-46.64" calcext:value-type="float">
            <text:p>-46.64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" calcext:value-type="float">
            <text:p>0</text:p>
          </table:table-cell>
          <table:table-cell table:formula="of:=146.82*-1" office:value-type="float" office:value="-146.82" calcext:value-type="float">
            <text:p>-146.82</text:p>
          </table:table-cell>
          <table:table-cell table:formula="of:=73.61*-1" office:value-type="float" office:value="-73.61" calcext:value-type="float">
            <text:p>-73.6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formula="of:=13.05*-1" office:value-type="float" office:value="-13.05" calcext:value-type="float">
            <text:p>-13.05</text:p>
          </table:table-cell>
          <table:table-cell table:formula="of:=104.11*-1" office:value-type="float" office:value="-104.11" calcext:value-type="float">
            <text:p>-104.11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formula="of:=5.07*1" office:value-type="float" office:value="5.07" calcext:value-type="float">
            <text:p>5.07</text:p>
          </table:table-cell>
          <table:table-cell table:formula="of:=110.55*-1" office:value-type="float" office:value="-110.55" calcext:value-type="float">
            <text:p>-110.55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73.51*1" office:value-type="float" office:value="73.51" calcext:value-type="float">
            <text:p>73.51</text:p>
          </table:table-cell>
          <table:table-cell table:formula="of:=221.1*-1" office:value-type="float" office:value="-221.1" calcext:value-type="float">
            <text:p>-221.1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table:formula="of:=342.3*1" office:value-type="float" office:value="342.3" calcext:value-type="float">
            <text:p>342.3</text:p>
          </table:table-cell>
          <table:table-cell table:formula="of:=156.96*-1" office:value-type="float" office:value="-156.96" calcext:value-type="float">
            <text:p>-156.96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formula="of:=394*1" office:value-type="float" office:value="394" calcext:value-type="float">
            <text:p>394</text:p>
          </table:table-cell>
          <table:table-cell table:formula="of:=400.5*1" office:value-type="float" office:value="400.5" calcext:value-type="float">
            <text:p>400.5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" calcext:value-type="float">
            <text:p>0</text:p>
          </table:table-cell>
          <table:table-cell table:formula="of:=382.4*1" office:value-type="float" office:value="382.4" calcext:value-type="float">
            <text:p>382.4</text:p>
          </table:table-cell>
          <table:table-cell table:formula="of:=96.97*1" office:value-type="float" office:value="96.97" calcext:value-type="float">
            <text:p>96.97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formula="of:=63.2*1" office:value-type="float" office:value="63.2" calcext:value-type="float">
            <text:p>63.2</text:p>
          </table:table-cell>
          <table:table-cell table:formula="of:=190.97*1" office:value-type="float" office:value="190.97" calcext:value-type="float">
            <text:p>190.97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0" calcext:value-type="float">
            <text:p>0</text:p>
          </table:table-cell>
          <table:table-cell table:formula="of:=1.93*-1" office:value-type="float" office:value="-1.93" calcext:value-type="float">
            <text:p>-1.93</text:p>
          </table:table-cell>
          <table:table-cell table:formula="of:=114.12*1" office:value-type="float" office:value="114.12" calcext:value-type="float">
            <text:p>114.1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formula="of:=15.7*-1" office:value-type="float" office:value="-15.7" calcext:value-type="float">
            <text:p>-15.7</text:p>
          </table:table-cell>
          <table:table-cell table:formula="of:=105.32*1" office:value-type="float" office:value="105.32" calcext:value-type="float">
            <text:p>105.32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0" calcext:value-type="float">
            <text:p>0</text:p>
          </table:table-cell>
          <table:table-cell table:formula="of:=164.71*-1" office:value-type="float" office:value="-164.71" calcext:value-type="float">
            <text:p>-164.71</text:p>
          </table:table-cell>
          <table:table-cell table:formula="of:=100.32*1" office:value-type="float" office:value="100.32" calcext:value-type="float">
            <text:p>100.32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formula="of:=261.3*-1" office:value-type="float" office:value="-261.3" calcext:value-type="float">
            <text:p>-261.3</text:p>
          </table:table-cell>
          <table:table-cell table:formula="of:=53.48*-1" office:value-type="float" office:value="-53.48" calcext:value-type="float">
            <text:p>-53.48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" calcext:value-type="float">
            <text:p>0</text:p>
          </table:table-cell>
          <table:table-cell table:formula="of:=43.1*-1" office:value-type="float" office:value="-43.1" calcext:value-type="float">
            <text:p>-43.1</text:p>
          </table:table-cell>
          <table:table-cell table:formula="of:=119.55*-1" office:value-type="float" office:value="-119.55" calcext:value-type="float">
            <text:p>-119.55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formula="of:=2.08*1" office:value-type="float" office:value="2.08" calcext:value-type="float">
            <text:p>2.08</text:p>
          </table:table-cell>
          <table:table-cell table:formula="of:=70.37*-1" office:value-type="float" office:value="-70.37" calcext:value-type="float">
            <text:p>-70.37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formula="of:=17.9*-1" office:value-type="float" office:value="-17.9" calcext:value-type="float">
            <text:p>-17.9</text:p>
          </table:table-cell>
          <table:table-cell table:formula="of:=48.25*1" office:value-type="float" office:value="48.25" calcext:value-type="float">
            <text:p>48.25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0.5" calcext:value-type="float">
            <text:p>0.5</text:p>
          </table:table-cell>
          <table:table-cell table:formula="of:=44.84*-1" office:value-type="float" office:value="-44.84" calcext:value-type="float">
            <text:p>-44.84</text:p>
          </table:table-cell>
          <table:table-cell table:formula="of:=58.26*1" office:value-type="float" office:value="58.26" calcext:value-type="float">
            <text:p>58.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formula="of:=83.84*-1" office:value-type="float" office:value="-83.84" calcext:value-type="float">
            <text:p>-83.84</text:p>
          </table:table-cell>
          <table:table-cell table:formula="of:=19.85*1" office:value-type="float" office:value="19.85" calcext:value-type="float">
            <text:p>19.85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5" calcext:value-type="float">
            <text:p>0.5</text:p>
          </table:table-cell>
          <table:table-cell table:formula="of:=78.8*-1" office:value-type="float" office:value="-78.8" calcext:value-type="float">
            <text:p>-78.8</text:p>
          </table:table-cell>
          <table:table-cell table:formula="of:=29.44*-1" office:value-type="float" office:value="-29.44" calcext:value-type="float">
            <text:p>-29.4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formula="of:=31.83*-1" office:value-type="float" office:value="-31.83" calcext:value-type="float">
            <text:p>-31.83</text:p>
          </table:table-cell>
          <table:table-cell table:formula="of:=63.03*-1" office:value-type="float" office:value="-63.03" calcext:value-type="float">
            <text:p>-63.03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5" calcext:value-type="float">
            <text:p>0.5</text:p>
          </table:table-cell>
          <table:table-cell table:formula="of:=3.74*1" office:value-type="float" office:value="3.74" calcext:value-type="float">
            <text:p>3.74</text:p>
          </table:table-cell>
          <table:table-cell table:formula="of:=86.89*-1" office:value-type="float" office:value="-86.89" calcext:value-type="float">
            <text:p>-86.8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formula="of:=60.34*1" office:value-type="float" office:value="60.34" calcext:value-type="float">
            <text:p>60.34</text:p>
          </table:table-cell>
          <table:table-cell table:formula="of:=110.99*-1" office:value-type="float" office:value="-110.99" calcext:value-type="float">
            <text:p>-110.99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5" calcext:value-type="float">
            <text:p>0.5</text:p>
          </table:table-cell>
          <table:table-cell table:formula="of:=155.78*1" office:value-type="float" office:value="155.78" calcext:value-type="float">
            <text:p>155.78</text:p>
          </table:table-cell>
          <table:table-cell table:formula="of:=69.91*-1" office:value-type="float" office:value="-69.91" calcext:value-type="float">
            <text:p>-69.9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 table:formula="of:=192.58*1" office:value-type="float" office:value="192.58" calcext:value-type="float">
            <text:p>192.58</text:p>
          </table:table-cell>
          <table:table-cell table:formula="of:=13.58*-1" office:value-type="float" office:value="-13.58" calcext:value-type="float">
            <text:p>-13.58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.5" calcext:value-type="float">
            <text:p>0.5</text:p>
          </table:table-cell>
          <table:table-cell table:formula="of:=187.63*1" office:value-type="float" office:value="187.63" calcext:value-type="float">
            <text:p>187.63</text:p>
          </table:table-cell>
          <table:table-cell table:formula="of:=64.19*1" office:value-type="float" office:value="64.19" calcext:value-type="float">
            <text:p>64.19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</text:p>
          </table:table-cell>
          <table:table-cell table:formula="of:=90.75*1" office:value-type="float" office:value="90.75" calcext:value-type="float">
            <text:p>90.75</text:p>
          </table:table-cell>
          <table:table-cell table:formula="of:=104.64*1" office:value-type="float" office:value="104.64" calcext:value-type="float">
            <text:p>104.64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0.5" calcext:value-type="float">
            <text:p>0.5</text:p>
          </table:table-cell>
          <table:table-cell table:formula="of:=20.53*1" office:value-type="float" office:value="20.53" calcext:value-type="float">
            <text:p>20.53</text:p>
          </table:table-cell>
          <table:table-cell table:formula="of:=88.56*1" office:value-type="float" office:value="88.56" calcext:value-type="float">
            <text:p>88.56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 table:formula="of:=26.41*-1" office:value-type="float" office:value="-26.41" calcext:value-type="float">
            <text:p>-26.41</text:p>
          </table:table-cell>
          <table:table-cell table:formula="of:=79.1*1" office:value-type="float" office:value="79.1" calcext:value-type="float">
            <text:p>79.1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0.5" calcext:value-type="float">
            <text:p>0.5</text:p>
          </table:table-cell>
          <table:table-cell table:formula="of:=81.94*-1" office:value-type="float" office:value="-81.94" calcext:value-type="float">
            <text:p>-81.94</text:p>
          </table:table-cell>
          <table:table-cell table:formula="of:=24.15*1" office:value-type="float" office:value="24.15" calcext:value-type="float">
            <text:p>24.15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5" calcext:value-type="float">
            <text:p>0.5</text:p>
          </table:table-cell>
          <table:table-cell table:formula="of:=95.55*-1" office:value-type="float" office:value="-95.55" calcext:value-type="float">
            <text:p>-95.55</text:p>
          </table:table-cell>
          <table:table-cell table:formula="of:=33.95*-1" office:value-type="float" office:value="-33.95" calcext:value-type="float">
            <text:p>-33.95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5" calcext:value-type="float">
            <text:p>0.5</text:p>
          </table:table-cell>
          <table:table-cell table:formula="of:=47.8*-1" office:value-type="float" office:value="-47.8" calcext:value-type="float">
            <text:p>-47.8</text:p>
          </table:table-cell>
          <table:table-cell table:formula="of:=60.53*-1" office:value-type="float" office:value="-60.53" calcext:value-type="float">
            <text:p>-60.5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5" calcext:value-type="float">
            <text:p>0.5</text:p>
          </table:table-cell>
          <table:table-cell table:formula="of:=14.38*-1" office:value-type="float" office:value="-14.38" calcext:value-type="float">
            <text:p>-14.38</text:p>
          </table:table-cell>
          <table:table-cell table:formula="of:=45.03*-1" office:value-type="float" office:value="-45.03" calcext:value-type="float">
            <text:p>-45.03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17.65*-1" office:value-type="float" office:value="-17.65" calcext:value-type="float">
            <text:p>-17.65</text:p>
          </table:table-cell>
          <table:table-cell table:formula="of:=33.23*1" office:value-type="float" office:value="33.23" calcext:value-type="float">
            <text:p>33.23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formula="of:=37.92*-1" office:value-type="float" office:value="-37.92" calcext:value-type="float">
            <text:p>-37.92</text:p>
          </table:table-cell>
          <table:table-cell table:formula="of:=34.52*1" office:value-type="float" office:value="34.52" calcext:value-type="float">
            <text:p>34.52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formula="of:=53.56*-1" office:value-type="float" office:value="-53.56" calcext:value-type="float">
            <text:p>-53.56</text:p>
          </table:table-cell>
          <table:table-cell table:formula="of:=15.7*1" office:value-type="float" office:value="15.7" calcext:value-type="float">
            <text:p>15.7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formula="of:=51.34*-1" office:value-type="float" office:value="-51.34" calcext:value-type="float">
            <text:p>-51.34</text:p>
          </table:table-cell>
          <table:table-cell table:formula="of:=15.1*1" office:value-type="float" office:value="15.1" calcext:value-type="float">
            <text:p>15.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formula="of:=29.76*-1" office:value-type="float" office:value="-29.76" calcext:value-type="float">
            <text:p>-29.76</text:p>
          </table:table-cell>
          <table:table-cell table:formula="of:=34.71*-1" office:value-type="float" office:value="-34.71" calcext:value-type="float">
            <text:p>-34.71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" calcext:value-type="float">
            <text:p>1</text:p>
          </table:table-cell>
          <table:table-cell table:formula="of:=3.25*-1" office:value-type="float" office:value="-3.25" calcext:value-type="float">
            <text:p>-3.25</text:p>
          </table:table-cell>
          <table:table-cell table:formula="of:=48.08*-1" office:value-type="float" office:value="-48.08" calcext:value-type="float">
            <text:p>-48.08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formula="of:=32.55*1" office:value-type="float" office:value="32.55" calcext:value-type="float">
            <text:p>32.55</text:p>
          </table:table-cell>
          <table:table-cell table:formula="of:=48.12*-1" office:value-type="float" office:value="-48.12" calcext:value-type="float">
            <text:p>-48.12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" calcext:value-type="float">
            <text:p>1</text:p>
          </table:table-cell>
          <table:table-cell table:formula="of:=65.84*1" office:value-type="float" office:value="65.84" calcext:value-type="float">
            <text:p>65.84</text:p>
          </table:table-cell>
          <table:table-cell table:formula="of:=30.88*-1" office:value-type="float" office:value="-30.88" calcext:value-type="float">
            <text:p>-30.88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formula="of:=89.67*1" office:value-type="float" office:value="89.67" calcext:value-type="float">
            <text:p>89.67</text:p>
          </table:table-cell>
          <table:table-cell table:formula="of:=0.24*-1" office:value-type="float" office:value="-0.24" calcext:value-type="float">
            <text:p>-0.24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" calcext:value-type="float">
            <text:p>1</text:p>
          </table:table-cell>
          <table:table-cell table:formula="of:=84.16*1" office:value-type="float" office:value="84.16" calcext:value-type="float">
            <text:p>84.16</text:p>
          </table:table-cell>
          <table:table-cell table:formula="of:=31.47*1" office:value-type="float" office:value="31.47" calcext:value-type="float">
            <text:p>31.47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formula="of:=38.97*1" office:value-type="float" office:value="38.97" calcext:value-type="float">
            <text:p>38.97</text:p>
          </table:table-cell>
          <table:table-cell table:formula="of:=47.1*1" office:value-type="float" office:value="47.1" calcext:value-type="float">
            <text:p>47.1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" calcext:value-type="float">
            <text:p>1</text:p>
          </table:table-cell>
          <table:table-cell table:formula="of:=3.41*1" office:value-type="float" office:value="3.41" calcext:value-type="float">
            <text:p>3.41</text:p>
          </table:table-cell>
          <table:table-cell table:formula="of:=52.63*1" office:value-type="float" office:value="52.63" calcext:value-type="float">
            <text:p>52.6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formula="of:=32.21*-1" office:value-type="float" office:value="-32.21" calcext:value-type="float">
            <text:p>-32.21</text:p>
          </table:table-cell>
          <table:table-cell table:formula="of:=35.76*1" office:value-type="float" office:value="35.76" calcext:value-type="float">
            <text:p>35.76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" calcext:value-type="float">
            <text:p>1</text:p>
          </table:table-cell>
          <table:table-cell table:formula="of:=52.61*-1" office:value-type="float" office:value="-52.61" calcext:value-type="float">
            <text:p>-52.61</text:p>
          </table:table-cell>
          <table:table-cell table:formula="of:=14.55*1" office:value-type="float" office:value="14.55" calcext:value-type="float">
            <text:p>14.55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formula="of:=54.56*-1" office:value-type="float" office:value="-54.56" calcext:value-type="float">
            <text:p>-54.56</text:p>
          </table:table-cell>
          <table:table-cell table:formula="of:=13.05*-1" office:value-type="float" office:value="-13.05" calcext:value-type="float">
            <text:p>-13.05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" calcext:value-type="float">
            <text:p>1</text:p>
          </table:table-cell>
          <table:table-cell table:formula="of:=31.18*-1" office:value-type="float" office:value="-31.18" calcext:value-type="float">
            <text:p>-31.18</text:p>
          </table:table-cell>
          <table:table-cell table:formula="of:=34.06*-1" office:value-type="float" office:value="-34.06" calcext:value-type="float">
            <text:p>-34.0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formula="of:=12.61*-1" office:value-type="float" office:value="-12.61" calcext:value-type="float">
            <text:p>-12.61</text:p>
          </table:table-cell>
          <table:table-cell table:formula="of:=30.71*-1" office:value-type="float" office:value="-30.71" calcext:value-type="float">
            <text:p>-30.71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formula="of:=17.65*-1" office:value-type="float" office:value="-17.65" calcext:value-type="float">
            <text:p>-17.65</text:p>
          </table:table-cell>
          <table:table-cell table:formula="of:=22.39*1" office:value-type="float" office:value="22.39" calcext:value-type="float">
            <text:p>22.39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formula="of:=27.85*-1" office:value-type="float" office:value="-27.85" calcext:value-type="float">
            <text:p>-27.85</text:p>
          </table:table-cell>
          <table:table-cell table:formula="of:=20.06*1" office:value-type="float" office:value="20.06" calcext:value-type="float">
            <text:p>20.0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formula="of:=32.55*-1" office:value-type="float" office:value="-32.55" calcext:value-type="float">
            <text:p>-32.55</text:p>
          </table:table-cell>
          <table:table-cell table:formula="of:=7.18*1" office:value-type="float" office:value="7.18" calcext:value-type="float">
            <text:p>7.18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1.5" calcext:value-type="float">
            <text:p>1.5</text:p>
          </table:table-cell>
          <table:table-cell table:formula="of:=29.29*-1" office:value-type="float" office:value="-29.29" calcext:value-type="float">
            <text:p>-29.29</text:p>
          </table:table-cell>
          <table:table-cell table:formula="of:=6.4*-1" office:value-type="float" office:value="-6.4" calcext:value-type="float">
            <text:p>-6.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formula="of:=17.31*-1" office:value-type="float" office:value="-17.31" calcext:value-type="float">
            <text:p>-17.31</text:p>
          </table:table-cell>
          <table:table-cell table:formula="of:=18.87*-1" office:value-type="float" office:value="-18.87" calcext:value-type="float">
            <text:p>-18.87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5" calcext:value-type="float">
            <text:p>1.5</text:p>
          </table:table-cell>
          <table:table-cell table:formula="of:=3.39*-1" office:value-type="float" office:value="-3.39" calcext:value-type="float">
            <text:p>-3.39</text:p>
          </table:table-cell>
          <table:table-cell table:formula="of:=22.24*-1" office:value-type="float" office:value="-22.24" calcext:value-type="float">
            <text:p>-22.2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formula="of:=14.6*1" office:value-type="float" office:value="14.6" calcext:value-type="float">
            <text:p>14.6</text:p>
          </table:table-cell>
          <table:table-cell table:formula="of:=23.38*-1" office:value-type="float" office:value="-23.38" calcext:value-type="float">
            <text:p>-23.38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5" calcext:value-type="float">
            <text:p>1.5</text:p>
          </table:table-cell>
          <table:table-cell table:formula="of:=30.77*1" office:value-type="float" office:value="30.77" calcext:value-type="float">
            <text:p>30.77</text:p>
          </table:table-cell>
          <table:table-cell table:formula="of:=19.85*-1" office:value-type="float" office:value="-19.85" calcext:value-type="float">
            <text:p>-19.8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.5" calcext:value-type="float">
            <text:p>1.5</text:p>
          </table:table-cell>
          <table:table-cell table:formula="of:=36.26*1" office:value-type="float" office:value="36.26" calcext:value-type="float">
            <text:p>36.26</text:p>
          </table:table-cell>
          <table:table-cell table:formula="of:=1.74*-1" office:value-type="float" office:value="-1.74" calcext:value-type="float">
            <text:p>-1.74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.5" calcext:value-type="float">
            <text:p>1.5</text:p>
          </table:table-cell>
          <table:table-cell table:formula="of:=26.61*1" office:value-type="float" office:value="26.61" calcext:value-type="float">
            <text:p>26.61</text:p>
          </table:table-cell>
          <table:table-cell table:formula="of:=17.05*1" office:value-type="float" office:value="17.05" calcext:value-type="float">
            <text:p>17.05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.5" calcext:value-type="float">
            <text:p>1.5</text:p>
          </table:table-cell>
          <table:table-cell table:formula="of:=9.98*1" office:value-type="float" office:value="9.98" calcext:value-type="float">
            <text:p>9.98</text:p>
          </table:table-cell>
          <table:table-cell table:formula="of:=21.52*1" office:value-type="float" office:value="21.52" calcext:value-type="float">
            <text:p>21.52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.5" calcext:value-type="float">
            <text:p>1.5</text:p>
          </table:table-cell>
          <table:table-cell table:formula="of:=8.18*-1" office:value-type="float" office:value="-8.18" calcext:value-type="float">
            <text:p>-8.18</text:p>
          </table:table-cell>
          <table:table-cell table:formula="of:=24.4*1" office:value-type="float" office:value="24.4" calcext:value-type="float">
            <text:p>24.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formula="of:=23.21*-1" office:value-type="float" office:value="-23.21" calcext:value-type="float">
            <text:p>-23.21</text:p>
          </table:table-cell>
          <table:table-cell table:formula="of:=17.73*1" office:value-type="float" office:value="17.73" calcext:value-type="float">
            <text:p>17.73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.5" calcext:value-type="float">
            <text:p>1.5</text:p>
          </table:table-cell>
          <table:table-cell table:formula="of:=32.74*-1" office:value-type="float" office:value="-32.74" calcext:value-type="float">
            <text:p>-32.74</text:p>
          </table:table-cell>
          <table:table-cell table:formula="of:=6*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.5" calcext:value-type="float">
            <text:p>1.5</text:p>
          </table:table-cell>
          <table:table-cell table:formula="of:=32.51*-1" office:value-type="float" office:value="-32.51" calcext:value-type="float">
            <text:p>-32.51</text:p>
          </table:table-cell>
          <table:table-cell table:formula="of:=9.6*-1" office:value-type="float" office:value="-9.6" calcext:value-type="float">
            <text:p>-9.6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.5" calcext:value-type="float">
            <text:p>1.5</text:p>
          </table:table-cell>
          <table:table-cell table:formula="of:=23.81*-1" office:value-type="float" office:value="-23.81" calcext:value-type="float">
            <text:p>-23.81</text:p>
          </table:table-cell>
          <table:table-cell table:formula="of:=23.45*-1" office:value-type="float" office:value="-23.45" calcext:value-type="float">
            <text:p>-23.45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.5" calcext:value-type="float">
            <text:p>1.5</text:p>
          </table:table-cell>
          <table:table-cell table:formula="of:=17.75*-1" office:value-type="float" office:value="-17.75" calcext:value-type="float">
            <text:p>-17.75</text:p>
          </table:table-cell>
          <table:table-cell table:formula="of:=19.95*-1" office:value-type="float" office:value="-19.95" calcext:value-type="float">
            <text:p>-19.95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formula="of:=13.14*1" office:value-type="float" office:value="13.14" calcext:value-type="float">
            <text:p>13.14</text:p>
          </table:table-cell>
          <table:table-cell table:formula="of:=39.42*1" office:value-type="float" office:value="39.42" calcext:value-type="float">
            <text:p>39.42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formula="of:=9.12*1" office:value-type="float" office:value="9.12" calcext:value-type="float">
            <text:p>9.12</text:p>
          </table:table-cell>
          <table:table-cell table:formula="of:=36.84*1" office:value-type="float" office:value="36.84" calcext:value-type="float">
            <text:p>36.8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formula="of:=7.15*1" office:value-type="float" office:value="7.15" calcext:value-type="float">
            <text:p>7.15</text:p>
          </table:table-cell>
          <table:table-cell table:formula="of:=33.26*1" office:value-type="float" office:value="33.26" calcext:value-type="float">
            <text:p>33.26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formula="of:=9.1*1" office:value-type="float" office:value="9.1" calcext:value-type="float">
            <text:p>9.1</text:p>
          </table:table-cell>
          <table:table-cell table:formula="of:=25.61*1" office:value-type="float" office:value="25.61" calcext:value-type="float">
            <text:p>25.61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formula="of:=13.01*1" office:value-type="float" office:value="13.01" calcext:value-type="float">
            <text:p>13.01</text:p>
          </table:table-cell>
          <table:table-cell table:formula="of:=20.4*1"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formula="of:=20.4*1" office:value-type="float" office:value="20.4" calcext:value-type="float">
            <text:p>20.4</text:p>
          </table:table-cell>
          <table:table-cell table:formula="of:=16.42*1" office:value-type="float" office:value="16.42" calcext:value-type="float">
            <text:p>16.4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formula="of:=30.02*1" office:value-type="float" office:value="30.02" calcext:value-type="float">
            <text:p>30.02</text:p>
          </table:table-cell>
          <table:table-cell table:formula="of:=16.3*1"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" calcext:value-type="float">
            <text:p>2</text:p>
          </table:table-cell>
          <table:table-cell table:formula="of:=35.33*1" office:value-type="float" office:value="35.33" calcext:value-type="float">
            <text:p>35.33</text:p>
          </table:table-cell>
          <table:table-cell table:formula="of:=20.85*1" office:value-type="float" office:value="20.85" calcext:value-type="float">
            <text:p>20.8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formula="of:=36.75*1" office:value-type="float" office:value="36.75" calcext:value-type="float">
            <text:p>36.75</text:p>
          </table:table-cell>
          <table:table-cell table:formula="of:=26.9*1" office:value-type="float" office:value="26.9" calcext:value-type="float">
            <text:p>26.9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formula="of:=34.42*1" office:value-type="float" office:value="34.42" calcext:value-type="float">
            <text:p>34.42</text:p>
          </table:table-cell>
          <table:table-cell table:formula="of:=35.35*1" office:value-type="float" office:value="35.35" calcext:value-type="float">
            <text:p>35.35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formula="of:=27.33*1" office:value-type="float" office:value="27.33" calcext:value-type="float">
            <text:p>27.33</text:p>
          </table:table-cell>
          <table:table-cell table:formula="of:=39*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" calcext:value-type="float">
            <text:p>2</text:p>
          </table:table-cell>
          <table:table-cell table:formula="of:=17.84*1" office:value-type="float" office:value="17.84" calcext:value-type="float">
            <text:p>17.84</text:p>
          </table:table-cell>
          <table:table-cell table:formula="of:=38.15*1" office:value-type="float" office:value="38.15" calcext:value-type="float">
            <text:p>38.15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formula="of:=9.62*1" office:value-type="float" office:value="9.62" calcext:value-type="float">
            <text:p>9.62</text:p>
          </table:table-cell>
          <table:table-cell table:formula="of:=36.48*1" office:value-type="float" office:value="36.48" calcext:value-type="float">
            <text:p>36.48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" calcext:value-type="float">
            <text:p>2</text:p>
          </table:table-cell>
          <table:table-cell table:formula="of:=5*1" office:value-type="float" office:value="5" calcext:value-type="float">
            <text:p>5</text:p>
          </table:table-cell>
          <table:table-cell table:formula="of:=28.58*1" office:value-type="float" office:value="28.58" calcext:value-type="float">
            <text:p>28.58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formula="of:=6.34*1" office:value-type="float" office:value="6.34" calcext:value-type="float">
            <text:p>6.34</text:p>
          </table:table-cell>
          <table:table-cell table:formula="of:=21.72*1" office:value-type="float" office:value="21.72" calcext:value-type="float">
            <text:p>21.72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2" calcext:value-type="float">
            <text:p>2</text:p>
          </table:table-cell>
          <table:table-cell table:formula="of:=10.75*1" office:value-type="float" office:value="10.75" calcext:value-type="float">
            <text:p>10.75</text:p>
          </table:table-cell>
          <table:table-cell table:formula="of:=16.66*1" office:value-type="float" office:value="16.66" calcext:value-type="float">
            <text:p>16.6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formula="of:=16.36*1" office:value-type="float" office:value="16.36" calcext:value-type="float">
            <text:p>16.36</text:p>
          </table:table-cell>
          <table:table-cell table:formula="of:=13.71*1" office:value-type="float" office:value="13.71" calcext:value-type="float">
            <text:p>13.71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.5</text:p>
          </table:table-cell>
          <table:table-cell table:formula="of:=14.92*1" office:value-type="float" office:value="14.92" calcext:value-type="float">
            <text:p>14.92</text:p>
          </table:table-cell>
          <table:table-cell table:formula="of:=37.41*1" office:value-type="float" office:value="37.41" calcext:value-type="float">
            <text:p>37.41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.5" calcext:value-type="float">
            <text:p>2.5</text:p>
          </table:table-cell>
          <table:table-cell table:formula="of:=12.04*1" office:value-type="float" office:value="12.04" calcext:value-type="float">
            <text:p>12.04</text:p>
          </table:table-cell>
          <table:table-cell table:formula="of:=35.52*1" office:value-type="float" office:value="35.52" calcext:value-type="float">
            <text:p>35.5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.5" calcext:value-type="float">
            <text:p>2.5</text:p>
          </table:table-cell>
          <table:table-cell table:formula="of:=10.92*1" office:value-type="float" office:value="10.92" calcext:value-type="float">
            <text:p>10.92</text:p>
          </table:table-cell>
          <table:table-cell table:formula="of:=32.54*1" office:value-type="float" office:value="32.54" calcext:value-type="float">
            <text:p>32.54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5" calcext:value-type="float">
            <text:p>2.5</text:p>
          </table:table-cell>
          <table:table-cell table:formula="of:=11.72*1" office:value-type="float" office:value="11.72" calcext:value-type="float">
            <text:p>11.72</text:p>
          </table:table-cell>
          <table:table-cell table:formula="of:=28.34*1" office:value-type="float" office:value="28.34" calcext:value-type="float">
            <text:p>28.3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formula="of:=14.94*1" office:value-type="float" office:value="14.94" calcext:value-type="float">
            <text:p>14.94</text:p>
          </table:table-cell>
          <table:table-cell table:formula="of:=24.51*1" office:value-type="float" office:value="24.51" calcext:value-type="float">
            <text:p>24.51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2.5" calcext:value-type="float">
            <text:p>2.5</text:p>
          </table:table-cell>
          <table:table-cell table:formula="of:=19.09*1" office:value-type="float" office:value="19.09" calcext:value-type="float">
            <text:p>19.09</text:p>
          </table:table-cell>
          <table:table-cell table:formula="of:=23.01*1" office:value-type="float" office:value="23.01" calcext:value-type="float">
            <text:p>23.0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formula="of:=24.05*1" office:value-type="float" office:value="24.05" calcext:value-type="float">
            <text:p>24.05</text:p>
          </table:table-cell>
          <table:table-cell table:formula="of:=22.35*1" office:value-type="float" office:value="22.35" calcext:value-type="float">
            <text:p>22.35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.5" calcext:value-type="float">
            <text:p>2.5</text:p>
          </table:table-cell>
          <table:table-cell table:formula="of:=26.95*1" office:value-type="float" office:value="26.95" calcext:value-type="float">
            <text:p>26.95</text:p>
          </table:table-cell>
          <table:table-cell table:formula="of:=23.73*1" office:value-type="float" office:value="23.73" calcext:value-type="float">
            <text:p>23.7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table:formula="of:=27.96*1" office:value-type="float" office:value="27.96" calcext:value-type="float">
            <text:p>27.96</text:p>
          </table:table-cell>
          <table:table-cell table:formula="of:=27.77*1" office:value-type="float" office:value="27.77" calcext:value-type="float">
            <text:p>27.77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5" calcext:value-type="float">
            <text:p>2.5</text:p>
          </table:table-cell>
          <table:table-cell table:formula="of:=26.44*1" office:value-type="float" office:value="26.44" calcext:value-type="float">
            <text:p>26.44</text:p>
          </table:table-cell>
          <table:table-cell table:formula="of:=31.52*1" office:value-type="float" office:value="31.52" calcext:value-type="float">
            <text:p>31.5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.5" calcext:value-type="float">
            <text:p>2.5</text:p>
          </table:table-cell>
          <table:table-cell table:formula="of:=22.84*1" office:value-type="float" office:value="22.84" calcext:value-type="float">
            <text:p>22.84</text:p>
          </table:table-cell>
          <table:table-cell table:formula="of:=33.47*1" office:value-type="float" office:value="33.47" calcext:value-type="float">
            <text:p>33.47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5" calcext:value-type="float">
            <text:p>2.5</text:p>
          </table:table-cell>
          <table:table-cell table:formula="of:=17.57*1" office:value-type="float" office:value="17.57" calcext:value-type="float">
            <text:p>17.57</text:p>
          </table:table-cell>
          <table:table-cell table:formula="of:=32.77*1" office:value-type="float" office:value="32.77" calcext:value-type="float">
            <text:p>32.77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.5" calcext:value-type="float">
            <text:p>2.5</text:p>
          </table:table-cell>
          <table:table-cell table:formula="of:=13.84*1" office:value-type="float" office:value="13.84" calcext:value-type="float">
            <text:p>13.84</text:p>
          </table:table-cell>
          <table:table-cell table:formula="of:=30.95*1" office:value-type="float" office:value="30.95" calcext:value-type="float">
            <text:p>30.95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.5" calcext:value-type="float">
            <text:p>2.5</text:p>
          </table:table-cell>
          <table:table-cell table:formula="of:=11.49*1" office:value-type="float" office:value="11.49" calcext:value-type="float">
            <text:p>11.49</text:p>
          </table:table-cell>
          <table:table-cell table:formula="of:=25.21*1" office:value-type="float" office:value="25.21" calcext:value-type="float">
            <text:p>25.2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.5" calcext:value-type="float">
            <text:p>2.5</text:p>
          </table:table-cell>
          <table:table-cell table:formula="of:=12.7*1" office:value-type="float" office:value="12.7" calcext:value-type="float">
            <text:p>12.7</text:p>
          </table:table-cell>
          <table:table-cell table:formula="of:=21.93*1" office:value-type="float" office:value="21.93" calcext:value-type="float">
            <text:p>21.93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2.5" calcext:value-type="float">
            <text:p>2.5</text:p>
          </table:table-cell>
          <table:table-cell table:formula="of:=14.69*1" office:value-type="float" office:value="14.69" calcext:value-type="float">
            <text:p>14.69</text:p>
          </table:table-cell>
          <table:table-cell table:formula="of:=19.39*1" office:value-type="float" office:value="19.39" calcext:value-type="float">
            <text:p>19.39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.5" calcext:value-type="float">
            <text:p>2.5</text:p>
          </table:table-cell>
          <table:table-cell table:formula="of:=17.78*1" office:value-type="float" office:value="17.78" calcext:value-type="float">
            <text:p>17.78</text:p>
          </table:table-cell>
          <table:table-cell table:formula="of:=16.7*1"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formula="of:=17.71*1" office:value-type="float" office:value="17.71" calcext:value-type="float">
            <text:p>17.71</text:p>
          </table:table-cell>
          <table:table-cell table:formula="of:=35.54*1" office:value-type="float" office:value="35.54" calcext:value-type="float">
            <text:p>35.54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formula="of:=16.1*1" office:value-type="float" office:value="16.1" calcext:value-type="float">
            <text:p>16.1</text:p>
          </table:table-cell>
          <table:table-cell table:formula="of:=34*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formula="of:=15.36*1" office:value-type="float" office:value="15.36" calcext:value-type="float">
            <text:p>15.36</text:p>
          </table:table-cell>
          <table:table-cell table:formula="of:=31.2*1" office:value-type="float" office:value="31.2" calcext:value-type="float">
            <text:p>31.2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formula="of:=15.43*1" office:value-type="float" office:value="15.43" calcext:value-type="float">
            <text:p>15.43</text:p>
          </table:table-cell>
          <table:table-cell table:formula="of:=30.02*1" office:value-type="float" office:value="30.02" calcext:value-type="float">
            <text:p>30.0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formula="of:=16.63*1" office:value-type="float" office:value="16.63" calcext:value-type="float">
            <text:p>16.63</text:p>
          </table:table-cell>
          <table:table-cell table:formula="of:=27.03*1" office:value-type="float" office:value="27.03" calcext:value-type="float">
            <text:p>27.03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formula="of:=18.79*1" office:value-type="float" office:value="18.79" calcext:value-type="float">
            <text:p>18.79</text:p>
          </table:table-cell>
          <table:table-cell table:formula="of:=25.99*1" office:value-type="float" office:value="25.99" calcext:value-type="float">
            <text:p>25.99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formula="of:=20.95*1" office:value-type="float" office:value="20.95" calcext:value-type="float">
            <text:p>20.95</text:p>
          </table:table-cell>
          <table:table-cell table:formula="of:=25.97*1" office:value-type="float" office:value="25.97" calcext:value-type="float">
            <text:p>25.97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" calcext:value-type="float">
            <text:p>3</text:p>
          </table:table-cell>
          <table:table-cell table:formula="of:=22.69*1" office:value-type="float" office:value="22.69" calcext:value-type="float">
            <text:p>22.69</text:p>
          </table:table-cell>
          <table:table-cell table:formula="of:=26.95*1" office:value-type="float" office:value="26.95" calcext:value-type="float">
            <text:p>26.9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23.05*1" office:value-type="float" office:value="23.05" calcext:value-type="float">
            <text:p>23.05</text:p>
          </table:table-cell>
          <table:table-cell table:formula="of:=27.92*1" office:value-type="float" office:value="27.92" calcext:value-type="float">
            <text:p>27.92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" calcext:value-type="float">
            <text:p>3</text:p>
          </table:table-cell>
          <table:table-cell table:formula="of:=21.99*1" office:value-type="float" office:value="21.99" calcext:value-type="float">
            <text:p>21.99</text:p>
          </table:table-cell>
          <table:table-cell table:formula="of:=29.59*1" office:value-type="float" office:value="29.59" calcext:value-type="float">
            <text:p>29.59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formula="of:=19.85*1" office:value-type="float" office:value="19.85" calcext:value-type="float">
            <text:p>19.85</text:p>
          </table:table-cell>
          <table:table-cell table:formula="of:=30.21*1" office:value-type="float" office:value="30.21" calcext:value-type="float">
            <text:p>30.21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3" calcext:value-type="float">
            <text:p>3</text:p>
          </table:table-cell>
          <table:table-cell table:formula="of:=17.71*1" office:value-type="float" office:value="17.71" calcext:value-type="float">
            <text:p>17.71</text:p>
          </table:table-cell>
          <table:table-cell table:formula="of:=29.64*1" office:value-type="float" office:value="29.64" calcext:value-type="float">
            <text:p>29.6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formula="of:=15.81*1" office:value-type="float" office:value="15.81" calcext:value-type="float">
            <text:p>15.81</text:p>
          </table:table-cell>
          <table:table-cell table:formula="of:=27.54*1" office:value-type="float" office:value="27.54" calcext:value-type="float">
            <text:p>27.54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" calcext:value-type="float">
            <text:p>3</text:p>
          </table:table-cell>
          <table:table-cell table:formula="of:=14.95*1" office:value-type="float" office:value="14.95" calcext:value-type="float">
            <text:p>14.95</text:p>
          </table:table-cell>
          <table:table-cell table:formula="of:=25*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formula="of:=15.98*1" office:value-type="float" office:value="15.98" calcext:value-type="float">
            <text:p>15.98</text:p>
          </table:table-cell>
          <table:table-cell table:formula="of:=22.75*1" office:value-type="float" office:value="22.75" calcext:value-type="float">
            <text:p>22.75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" calcext:value-type="float">
            <text:p>3</text:p>
          </table:table-cell>
          <table:table-cell table:formula="of:=17.88*1" office:value-type="float" office:value="17.88" calcext:value-type="float">
            <text:p>17.88</text:p>
          </table:table-cell>
          <table:table-cell table:formula="of:=20.04*1" office:value-type="float" office:value="20.04" calcext:value-type="float">
            <text:p>20.04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formula="of:=19.68*1" office:value-type="float" office:value="19.68" calcext:value-type="float">
            <text:p>19.68</text:p>
          </table:table-cell>
          <table:table-cell table:formula="of:=19.13*1" office:value-type="float" office:value="19.13" calcext:value-type="float">
            <text:p>19.13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formula="of:=19.56*1" office:value-type="float" office:value="19.56" calcext:value-type="float">
            <text:p>19.56</text:p>
          </table:table-cell>
          <table:table-cell table:formula="of:=33.6*1"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.5" calcext:value-type="float">
            <text:p>3.5</text:p>
          </table:table-cell>
          <table:table-cell table:formula="of:=18.39*1" office:value-type="float" office:value="18.39" calcext:value-type="float">
            <text:p>18.39</text:p>
          </table:table-cell>
          <table:table-cell table:formula="of:=32.26*1" office:value-type="float" office:value="32.26" calcext:value-type="float">
            <text:p>32.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.5" calcext:value-type="float">
            <text:p>3.5</text:p>
          </table:table-cell>
          <table:table-cell table:formula="of:=17.29*1" office:value-type="float" office:value="17.29" calcext:value-type="float">
            <text:p>17.29</text:p>
          </table:table-cell>
          <table:table-cell table:formula="of:=30.86*1" office:value-type="float" office:value="30.86" calcext:value-type="float">
            <text:p>30.86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5" calcext:value-type="float">
            <text:p>3.5</text:p>
          </table:table-cell>
          <table:table-cell table:formula="of:=17.61*1" office:value-type="float" office:value="17.61" calcext:value-type="float">
            <text:p>17.61</text:p>
          </table:table-cell>
          <table:table-cell table:formula="of:=29.55*1" office:value-type="float" office:value="29.55" calcext:value-type="float">
            <text:p>29.5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formula="of:=18.1*1" office:value-type="float" office:value="18.1" calcext:value-type="float">
            <text:p>18.1</text:p>
          </table:table-cell>
          <table:table-cell table:formula="of:=28.85*1" office:value-type="float" office:value="28.85" calcext:value-type="float">
            <text:p>28.85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.5" calcext:value-type="float">
            <text:p>3.5</text:p>
          </table:table-cell>
          <table:table-cell table:formula="of:=19.11*1" office:value-type="float" office:value="19.11" calcext:value-type="float">
            <text:p>19.11</text:p>
          </table:table-cell>
          <table:table-cell table:formula="of:=27.79*1" office:value-type="float" office:value="27.79" calcext:value-type="float">
            <text:p>27.7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formula="of:=20.95*1" office:value-type="float" office:value="20.95" calcext:value-type="float">
            <text:p>20.95</text:p>
          </table:table-cell>
          <table:table-cell table:formula="of:=27.12*1" office:value-type="float" office:value="27.12" calcext:value-type="float">
            <text:p>27.12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3.5" calcext:value-type="float">
            <text:p>3.5</text:p>
          </table:table-cell>
          <table:table-cell table:formula="of:=20.91*1" office:value-type="float" office:value="20.91" calcext:value-type="float">
            <text:p>20.91</text:p>
          </table:table-cell>
          <table:table-cell table:formula="of:=27.37*1" office:value-type="float" office:value="27.37" calcext:value-type="float">
            <text:p>27.37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.5" calcext:value-type="float">
            <text:p>3.5</text:p>
          </table:table-cell>
          <table:table-cell table:formula="of:=21.04*1" office:value-type="float" office:value="21.04" calcext:value-type="float">
            <text:p>21.04</text:p>
          </table:table-cell>
          <table:table-cell table:formula="of:=27.67*1" office:value-type="float" office:value="27.67" calcext:value-type="float">
            <text:p>27.67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5" calcext:value-type="float">
            <text:p>3.5</text:p>
          </table:table-cell>
          <table:table-cell table:formula="of:=20.71*1" office:value-type="float" office:value="20.71" calcext:value-type="float">
            <text:p>20.71</text:p>
          </table:table-cell>
          <table:table-cell table:formula="of:=27.31*1" office:value-type="float" office:value="27.31" calcext:value-type="float">
            <text:p>27.3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.5" calcext:value-type="float">
            <text:p>3.5</text:p>
          </table:table-cell>
          <table:table-cell table:formula="of:=19.85*1" office:value-type="float" office:value="19.85" calcext:value-type="float">
            <text:p>19.85</text:p>
          </table:table-cell>
          <table:table-cell table:formula="of:=27.32*1" office:value-type="float" office:value="27.32" calcext:value-type="float">
            <text:p>27.32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3.5" calcext:value-type="float">
            <text:p>3.5</text:p>
          </table:table-cell>
          <table:table-cell table:formula="of:=18.9*1" office:value-type="float" office:value="18.9" calcext:value-type="float">
            <text:p>18.9</text:p>
          </table:table-cell>
          <table:table-cell table:formula="of:=27.22*1" office:value-type="float" office:value="27.22" calcext:value-type="float">
            <text:p>27.2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.5" calcext:value-type="float">
            <text:p>3.5</text:p>
          </table:table-cell>
          <table:table-cell table:formula="of:=18.03*1" office:value-type="float" office:value="18.03" calcext:value-type="float">
            <text:p>18.03</text:p>
          </table:table-cell>
          <table:table-cell table:formula="of:=26.8*1" office:value-type="float" office:value="26.8" calcext:value-type="float">
            <text:p>26.8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5" calcext:value-type="float">
            <text:p>3.5</text:p>
          </table:table-cell>
          <table:table-cell table:formula="of:=18.01*1" office:value-type="float" office:value="18.01" calcext:value-type="float">
            <text:p>18.01</text:p>
          </table:table-cell>
          <table:table-cell table:formula="of:=26.14*1" office:value-type="float" office:value="26.14" calcext:value-type="float">
            <text:p>26.14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.5" calcext:value-type="float">
            <text:p>3.5</text:p>
          </table:table-cell>
          <table:table-cell table:formula="of:=18.16*1" office:value-type="float" office:value="18.16" calcext:value-type="float">
            <text:p>18.16</text:p>
          </table:table-cell>
          <table:table-cell table:formula="of:=24.26*1" office:value-type="float" office:value="24.26" calcext:value-type="float">
            <text:p>24.26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5" calcext:value-type="float">
            <text:p>3.5</text:p>
          </table:table-cell>
          <table:table-cell table:formula="of:=19.41*1" office:value-type="float" office:value="19.41" calcext:value-type="float">
            <text:p>19.41</text:p>
          </table:table-cell>
          <table:table-cell table:formula="of:=23.81*1" office:value-type="float" office:value="23.81" calcext:value-type="float">
            <text:p>23.81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.5" calcext:value-type="float">
            <text:p>3.5</text:p>
          </table:table-cell>
          <table:table-cell table:formula="of:=20.04*1" office:value-type="float" office:value="20.04" calcext:value-type="float">
            <text:p>20.04</text:p>
          </table:table-cell>
          <table:table-cell table:formula="of:=22.97*1" office:value-type="float" office:value="22.97" calcext:value-type="float">
            <text:p>22.97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formula="of:=20.53*1" office:value-type="float" office:value="20.53" calcext:value-type="float">
            <text:p>20.53</text:p>
          </table:table-cell>
          <table:table-cell table:formula="of:=31.82*1" office:value-type="float" office:value="31.82" calcext:value-type="float">
            <text:p>31.82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" calcext:value-type="float">
            <text:p>4</text:p>
          </table:table-cell>
          <table:table-cell table:formula="of:=19.85*1" office:value-type="float" office:value="19.85" calcext:value-type="float">
            <text:p>19.85</text:p>
          </table:table-cell>
          <table:table-cell table:formula="of:=31.44*1" office:value-type="float" office:value="31.44" calcext:value-type="float">
            <text:p>31.4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formula="of:=19.39*1" office:value-type="float" office:value="19.39" calcext:value-type="float">
            <text:p>19.39</text:p>
          </table:table-cell>
          <table:table-cell table:formula="of:=30.25*1" office:value-type="float" office:value="30.25" calcext:value-type="float">
            <text:p>30.25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" calcext:value-type="float">
            <text:p>4</text:p>
          </table:table-cell>
          <table:table-cell table:formula="of:=19.2*1" office:value-type="float" office:value="19.2" calcext:value-type="float">
            <text:p>19.2</text:p>
          </table:table-cell>
          <table:table-cell table:formula="of:=29.13*1" office:value-type="float" office:value="29.13" calcext:value-type="float">
            <text:p>29.1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formula="of:=19.51*1" office:value-type="float" office:value="19.51" calcext:value-type="float">
            <text:p>19.51</text:p>
          </table:table-cell>
          <table:table-cell table:formula="of:=29*1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4" calcext:value-type="float">
            <text:p>4</text:p>
          </table:table-cell>
          <table:table-cell table:formula="of:=19.81*1" office:value-type="float" office:value="19.81" calcext:value-type="float">
            <text:p>19.81</text:p>
          </table:table-cell>
          <table:table-cell table:formula="of:=28.13*1" office:value-type="float" office:value="28.13" calcext:value-type="float">
            <text:p>28.1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20.23*1" office:value-type="float" office:value="20.23" calcext:value-type="float">
            <text:p>20.23</text:p>
          </table:table-cell>
          <table:table-cell table:formula="of:=27.62*1" office:value-type="float" office:value="27.62" calcext:value-type="float">
            <text:p>27.62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formula="of:=20.53*1" office:value-type="float" office:value="20.53" calcext:value-type="float">
            <text:p>20.53</text:p>
          </table:table-cell>
          <table:table-cell table:formula="of:=27.54*1" office:value-type="float" office:value="27.54" calcext:value-type="float">
            <text:p>27.54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4" calcext:value-type="float">
            <text:p>4</text:p>
          </table:table-cell>
          <table:table-cell table:formula="of:=20.66*1" office:value-type="float" office:value="20.66" calcext:value-type="float">
            <text:p>20.66</text:p>
          </table:table-cell>
          <table:table-cell table:formula="of:=27.1*1" office:value-type="float" office:value="27.1" calcext:value-type="float">
            <text:p>27.1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" calcext:value-type="float">
            <text:p>4</text:p>
          </table:table-cell>
          <table:table-cell table:formula="of:=20.51*1" office:value-type="float" office:value="20.51" calcext:value-type="float">
            <text:p>20.51</text:p>
          </table:table-cell>
          <table:table-cell table:formula="of:=27.65*1" office:value-type="float" office:value="27.65" calcext:value-type="float">
            <text:p>27.65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formula="of:=20.04*1" office:value-type="float" office:value="20.04" calcext:value-type="float">
            <text:p>20.04</text:p>
          </table:table-cell>
          <table:table-cell table:formula="of:=26.86*1" office:value-type="float" office:value="26.86" calcext:value-type="float">
            <text:p>26.86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" calcext:value-type="float">
            <text:p>4</text:p>
          </table:table-cell>
          <table:table-cell table:formula="of:=19.62*1" office:value-type="float" office:value="19.62" calcext:value-type="float">
            <text:p>19.62</text:p>
          </table:table-cell>
          <table:table-cell table:formula="of:=26.88*1" office:value-type="float" office:value="26.88" calcext:value-type="float">
            <text:p>26.88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formula="of:=19.47*1" office:value-type="float" office:value="19.47" calcext:value-type="float">
            <text:p>19.47</text:p>
          </table:table-cell>
          <table:table-cell table:formula="of:=26.1*1"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4" calcext:value-type="float">
            <text:p>4</text:p>
          </table:table-cell>
          <table:table-cell table:formula="of:=19.77*1" office:value-type="float" office:value="19.77" calcext:value-type="float">
            <text:p>19.77</text:p>
          </table:table-cell>
          <table:table-cell table:formula="of:=25.53*1" office:value-type="float" office:value="25.53" calcext:value-type="float">
            <text:p>25.53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formula="of:=20.66*1" office:value-type="float" office:value="20.66" calcext:value-type="float">
            <text:p>20.66</text:p>
          </table:table-cell>
          <table:table-cell table:formula="of:=24.17*1" office:value-type="float" office:value="24.17" calcext:value-type="float">
            <text:p>24.17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" calcext:value-type="float">
            <text:p>4</text:p>
          </table:table-cell>
          <table:table-cell table:formula="of:=21.29*1" office:value-type="float" office:value="21.29" calcext:value-type="float">
            <text:p>21.29</text:p>
          </table:table-cell>
          <table:table-cell table:formula="of:=23.81*1" office:value-type="float" office:value="23.81" calcext:value-type="float">
            <text:p>23.81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formula="of:=21.74*1" office:value-type="float" office:value="21.74" calcext:value-type="float">
            <text:p>21.74</text:p>
          </table:table-cell>
          <table:table-cell table:formula="of:=22.71*1" office:value-type="float" office:value="22.71" calcext:value-type="float">
            <text:p>22.71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4.5" calcext:value-type="float">
            <text:p>4.5</text:p>
          </table:table-cell>
          <table:table-cell table:formula="of:=21.66*1" office:value-type="float" office:value="21.66" calcext:value-type="float">
            <text:p>21.66</text:p>
          </table:table-cell>
          <table:table-cell table:formula="of:=30.8*1" office:value-type="float" office:value="30.8" calcext:value-type="float">
            <text:p>30.8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4.5" calcext:value-type="float">
            <text:p>4.5</text:p>
          </table:table-cell>
          <table:table-cell table:formula="of:=20.72*1" office:value-type="float" office:value="20.72" calcext:value-type="float">
            <text:p>20.72</text:p>
          </table:table-cell>
          <table:table-cell table:formula="of:=30.67*1" office:value-type="float" office:value="30.67" calcext:value-type="float">
            <text:p>30.6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.5" calcext:value-type="float">
            <text:p>4.5</text:p>
          </table:table-cell>
          <table:table-cell table:formula="of:=20.33*1" office:value-type="float" office:value="20.33" calcext:value-type="float">
            <text:p>20.33</text:p>
          </table:table-cell>
          <table:table-cell table:formula="of:=30.23*1" office:value-type="float" office:value="30.23" calcext:value-type="float">
            <text:p>30.23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5" calcext:value-type="float">
            <text:p>4.5</text:p>
          </table:table-cell>
          <table:table-cell table:formula="of:=20.3*1" office:value-type="float" office:value="20.3" calcext:value-type="float">
            <text:p>20.3</text:p>
          </table:table-cell>
          <table:table-cell table:formula="of:=29.04*1" office:value-type="float" office:value="29.04" calcext:value-type="float">
            <text:p>29.0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.5" calcext:value-type="float">
            <text:p>4.5</text:p>
          </table:table-cell>
          <table:table-cell table:formula="of:=20.4*1" office:value-type="float" office:value="20.4" calcext:value-type="float">
            <text:p>20.4</text:p>
          </table:table-cell>
          <table:table-cell table:formula="of:=28.92*1" office:value-type="float" office:value="28.92" calcext:value-type="float">
            <text:p>28.92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4.5" calcext:value-type="float">
            <text:p>4.5</text:p>
          </table:table-cell>
          <table:table-cell table:formula="of:=20.38*1" office:value-type="float" office:value="20.38" calcext:value-type="float">
            <text:p>20.38</text:p>
          </table:table-cell>
          <table:table-cell table:formula="of:=28.54*1" office:value-type="float" office:value="28.54" calcext:value-type="float">
            <text:p>28.5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.5" calcext:value-type="float">
            <text:p>4.5</text:p>
          </table:table-cell>
          <table:table-cell table:formula="of:=20.72*1" office:value-type="float" office:value="20.72" calcext:value-type="float">
            <text:p>20.72</text:p>
          </table:table-cell>
          <table:table-cell table:formula="of:=27.62*1" office:value-type="float" office:value="27.62" calcext:value-type="float">
            <text:p>27.62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.5" calcext:value-type="float">
            <text:p>4.5</text:p>
          </table:table-cell>
          <table:table-cell table:formula="of:=20.89*1" office:value-type="float" office:value="20.89" calcext:value-type="float">
            <text:p>20.89</text:p>
          </table:table-cell>
          <table:table-cell table:formula="of:=27.33*1" office:value-type="float" office:value="27.33" calcext:value-type="float">
            <text:p>27.3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.5</text:p>
          </table:table-cell>
          <table:table-cell table:formula="of:=20.95*1" office:value-type="float" office:value="20.95" calcext:value-type="float">
            <text:p>20.95</text:p>
          </table:table-cell>
          <table:table-cell table:formula="of:=27.2*1"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4.5" calcext:value-type="float">
            <text:p>4.5</text:p>
          </table:table-cell>
          <table:table-cell table:formula="of:=20.76*1" office:value-type="float" office:value="20.76" calcext:value-type="float">
            <text:p>20.76</text:p>
          </table:table-cell>
          <table:table-cell table:formula="of:=26.65*1" office:value-type="float" office:value="26.65" calcext:value-type="float">
            <text:p>26.65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.5" calcext:value-type="float">
            <text:p>4.5</text:p>
          </table:table-cell>
          <table:table-cell table:formula="of:=20.7*1" office:value-type="float" office:value="20.7" calcext:value-type="float">
            <text:p>20.7</text:p>
          </table:table-cell>
          <table:table-cell table:formula="of:=26.4*1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.5" calcext:value-type="float">
            <text:p>4.5</text:p>
          </table:table-cell>
          <table:table-cell table:formula="of:=20.55*1" office:value-type="float" office:value="20.55" calcext:value-type="float">
            <text:p>20.55</text:p>
          </table:table-cell>
          <table:table-cell table:formula="of:=26.12*1" office:value-type="float" office:value="26.12" calcext:value-type="float">
            <text:p>26.1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.5" calcext:value-type="float">
            <text:p>4.5</text:p>
          </table:table-cell>
          <table:table-cell table:formula="of:=20.95*1" office:value-type="float" office:value="20.95" calcext:value-type="float">
            <text:p>20.95</text:p>
          </table:table-cell>
          <table:table-cell table:formula="of:=26.06*1" office:value-type="float" office:value="26.06" calcext:value-type="float">
            <text:p>26.06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4.5" calcext:value-type="float">
            <text:p>4.5</text:p>
          </table:table-cell>
          <table:table-cell table:formula="of:=20.85*1" office:value-type="float" office:value="20.85" calcext:value-type="float">
            <text:p>20.85</text:p>
          </table:table-cell>
          <table:table-cell table:formula="of:=24.62*1" office:value-type="float" office:value="24.62" calcext:value-type="float">
            <text:p>24.62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4.5" calcext:value-type="float">
            <text:p>4.5</text:p>
          </table:table-cell>
          <table:table-cell table:formula="of:=21.61*1" office:value-type="float" office:value="21.61" calcext:value-type="float">
            <text:p>21.61</text:p>
          </table:table-cell>
          <table:table-cell table:formula="of:=24.68*1" office:value-type="float" office:value="24.68" calcext:value-type="float">
            <text:p>24.68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5" calcext:value-type="float">
            <text:p>4.5</text:p>
          </table:table-cell>
          <table:table-cell table:formula="of:=21.8*1" office:value-type="float" office:value="21.8" calcext:value-type="float">
            <text:p>21.8</text:p>
          </table:table-cell>
          <table:table-cell table:formula="of:=24*1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.5" calcext:value-type="float">
            <text:p>4.5</text:p>
          </table:table-cell>
          <table:table-cell table:formula="of:=22.58*1" office:value-type="float" office:value="22.58" calcext:value-type="float">
            <text:p>22.58</text:p>
          </table:table-cell>
          <table:table-cell table:formula="of:=23.52*1" office:value-type="float" office:value="23.52" calcext:value-type="float">
            <text:p>23.52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formula="of:=22.67*1" office:value-type="float" office:value="22.67" calcext:value-type="float">
            <text:p>22.67</text:p>
          </table:table-cell>
          <table:table-cell table:formula="of:=30.4*1"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formula="of:=22.46*1" office:value-type="float" office:value="22.46" calcext:value-type="float">
            <text:p>22.46</text:p>
          </table:table-cell>
          <table:table-cell table:formula="of:=30.02*1" office:value-type="float" office:value="30.02" calcext:value-type="float">
            <text:p>30.0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formula="of:=22.04*1" office:value-type="float" office:value="22.04" calcext:value-type="float">
            <text:p>22.04</text:p>
          </table:table-cell>
          <table:table-cell table:formula="of:=29.42*1" office:value-type="float" office:value="29.42" calcext:value-type="float">
            <text:p>29.42</text:p>
          </table:table-cell>
          <table:table-cell table:number-columns-repeated="1020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5" calcext:value-type="float">
            <text:p>5</text:p>
          </table:table-cell>
          <table:table-cell table:formula="of:=21.61*1" office:value-type="float" office:value="21.61" calcext:value-type="float">
            <text:p>21.61</text:p>
          </table:table-cell>
          <table:table-cell table:formula="of:=28.54*1" office:value-type="float" office:value="28.54" calcext:value-type="float">
            <text:p>28.5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formula="of:=21.44*1" office:value-type="float" office:value="21.44" calcext:value-type="float">
            <text:p>21.44</text:p>
          </table:table-cell>
          <table:table-cell table:formula="of:=28.58*1" office:value-type="float" office:value="28.58" calcext:value-type="float">
            <text:p>28.58</text:p>
          </table:table-cell>
          <table:table-cell table:number-columns-repeated="1020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5" calcext:value-type="float">
            <text:p>5</text:p>
          </table:table-cell>
          <table:table-cell table:formula="of:=21.34*1" office:value-type="float" office:value="21.34" calcext:value-type="float">
            <text:p>21.34</text:p>
          </table:table-cell>
          <table:table-cell table:formula="of:=28.32*1" office:value-type="float" office:value="28.32" calcext:value-type="float">
            <text:p>28.3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21.31*1" office:value-type="float" office:value="21.31" calcext:value-type="float">
            <text:p>21.31</text:p>
          </table:table-cell>
          <table:table-cell table:formula="of:=27.52*1" office:value-type="float" office:value="27.52" calcext:value-type="float">
            <text:p>27.52</text:p>
          </table:table-cell>
          <table:table-cell table:number-columns-repeated="1020"/>
        </table:table-row>
        <table:table-row table:style-name="ro1"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" calcext:value-type="float">
            <text:p>5</text:p>
          </table:table-cell>
          <table:table-cell table:formula="of:=21.4*1" office:value-type="float" office:value="21.4" calcext:value-type="float">
            <text:p>21.4</text:p>
          </table:table-cell>
          <table:table-cell table:formula="of:=27.71*1" office:value-type="float" office:value="27.71" calcext:value-type="float">
            <text:p>27.7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formula="of:=21.34*1" office:value-type="float" office:value="21.34" calcext:value-type="float">
            <text:p>21.34</text:p>
          </table:table-cell>
          <table:table-cell table:formula="of:=27.26*1" office:value-type="float" office:value="27.26" calcext:value-type="float">
            <text:p>27.26</text:p>
          </table:table-cell>
          <table:table-cell table:number-columns-repeated="1020"/>
        </table:table-row>
        <table:table-row table:style-name="ro1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" calcext:value-type="float">
            <text:p>5</text:p>
          </table:table-cell>
          <table:table-cell table:formula="of:=21.27*1" office:value-type="float" office:value="21.27" calcext:value-type="float">
            <text:p>21.27</text:p>
          </table:table-cell>
          <table:table-cell table:formula="of:=26.86*1" office:value-type="float" office:value="26.86" calcext:value-type="float">
            <text:p>26.86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5" calcext:value-type="float">
            <text:p>5</text:p>
          </table:table-cell>
          <table:table-cell table:formula="of:=21.25*1" office:value-type="float" office:value="21.25" calcext:value-type="float">
            <text:p>21.25</text:p>
          </table:table-cell>
          <table:table-cell table:formula="of:=27.29*1" office:value-type="float" office:value="27.29" calcext:value-type="float">
            <text:p>27.29</text:p>
          </table:table-cell>
          <table:table-cell table:number-columns-repeated="1020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5" calcext:value-type="float">
            <text:p>5</text:p>
          </table:table-cell>
          <table:table-cell table:formula="of:=21.29*1" office:value-type="float" office:value="21.29" calcext:value-type="float">
            <text:p>21.29</text:p>
          </table:table-cell>
          <table:table-cell table:formula="of:=26.9*1" office:value-type="float" office:value="26.9" calcext:value-type="float">
            <text:p>26.9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formula="of:=21.42*1" office:value-type="float" office:value="21.42" calcext:value-type="float">
            <text:p>21.42</text:p>
          </table:table-cell>
          <table:table-cell table:formula="of:=26.38*1" office:value-type="float" office:value="26.38" calcext:value-type="float">
            <text:p>26.38</text:p>
          </table:table-cell>
          <table:table-cell table:number-columns-repeated="1020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formula="of:=21.5*1" office:value-type="float" office:value="21.5" calcext:value-type="float">
            <text:p>21.5</text:p>
          </table:table-cell>
          <table:table-cell table:formula="of:=26.06*1" office:value-type="float" office:value="26.06" calcext:value-type="float">
            <text:p>26.06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formula="of:=21.46*1" office:value-type="float" office:value="21.46" calcext:value-type="float">
            <text:p>21.46</text:p>
          </table:table-cell>
          <table:table-cell table:formula="of:=25.55*1" office:value-type="float" office:value="25.55" calcext:value-type="float">
            <text:p>25.55</text:p>
          </table:table-cell>
          <table:table-cell table:number-columns-repeated="1020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" calcext:value-type="float">
            <text:p>5</text:p>
          </table:table-cell>
          <table:table-cell table:formula="of:=22.25*1" office:value-type="float" office:value="22.25" calcext:value-type="float">
            <text:p>22.25</text:p>
          </table:table-cell>
          <table:table-cell table:formula="of:=24.3*1" office:value-type="float" office:value="24.3" calcext:value-type="float">
            <text:p>24.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formula="of:=22.73*1" office:value-type="float" office:value="22.73" calcext:value-type="float">
            <text:p>22.73</text:p>
          </table:table-cell>
          <table:table-cell table:formula="of:=24.24*1" office:value-type="float" office:value="24.24" calcext:value-type="float">
            <text:p>24.24</text:p>
          </table:table-cell>
          <table:table-cell table:number-columns-repeated="1020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 JP" svg:font-family="'IBM Plex Sans JP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游ゴシック" svg:font-family="游ゴシック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IBM Plex Sans JP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00/00/00</text:date>, <text:time style:data-style-name="N2" text:time-value="13:12:23.51423186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3:59:33</meta:creation-date>
    <meta:initial-creator>高村宗生</meta:initial-creator>
    <dc:language>ja-JP</dc:language>
    <dc:date>2021-12-03T13:16:21.519713324</dc:date>
    <meta:editing-cycles>20</meta:editing-cycles>
    <meta:editing-duration>PT16M59S</meta:editing-duration>
    <meta:generator>LibreOffice/7.2.3.2$Linux_X86_64 LibreOffice_project/20$Build-2</meta:generator>
    <meta:document-statistic meta:table-count="1" meta:cell-count="748" meta:object-count="0"/>
    <meta:user-defined meta:name="AppVersion">15.00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Option VBASupport 1
Sub Sample1()
    Dim c
    For Each c In Range("A1:E200")
        If InStr(c.Value, "N") &gt; 0 Then
          c.value=Replace(c.value,"N","*1")
        ElseIf InStr(c.Value, "S") &gt; 0 Then
          c.value=Replace(c.value,"S","*-1")
        End If
    Next c
End Sub

Sub stringTonum()
  For Each a in Range("C1:D200").Cells
  a.Formula="="+a.Formula
  Next 
End Sub

Sub left()
	For Each b in Range("A0:A200").Cells
    	If b.Formula&lt;4.0 Then
      		b.Offset(0,2)=b.Offset(0,2)+"*-1"
	Next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